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open-the-lock/" text:style-name="Internet_20_link" text:visited-style-name="Visited_20_Internet_20_Link"><text:span text:style-name="T1">752. Open the Lock</text:span></text:a></text:p>
      <text:p text:style-name="P5">Medium</text:p>
      <text:p text:style-name="P5"/>
      <text:p text:style-name="P6"><text:span text:style-name="T1">You have a lock in front of you with 4 circular wheels. Each wheel has 10 slots: </text:span><text:span text:style-name="Source_20_Text"><text:span text:style-name="T2">'0', '1', '2', '3', '4', '5', '6', '7', '8', '9'</text:span></text:span><text:span text:style-name="T1">. The wheels can rotate freely and wrap around: for example we can turn </text:span><text:span text:style-name="Source_20_Text"><text:span text:style-name="T2">'9'</text:span></text:span><text:span text:style-name="T1"> to be </text:span><text:span text:style-name="Source_20_Text"><text:span text:style-name="T2">'0'</text:span></text:span><text:span text:style-name="T1">, or </text:span><text:span text:style-name="Source_20_Text"><text:span text:style-name="T2">'0'</text:span></text:span><text:span text:style-name="T1"> to be </text:span><text:span text:style-name="Source_20_Text"><text:span text:style-name="T2">'9'</text:span></text:span><text:span text:style-name="T1">. Each move consists of turning one wheel one slot.</text:span></text:p>
      <text:p text:style-name="P6"><text:span text:style-name="T1">The lock initially starts at </text:span><text:span text:style-name="Source_20_Text"><text:span text:style-name="T2">'0000'</text:span></text:span><text:span text:style-name="T1">, a string representing the state of the 4 wheels.</text:span></text:p>
      <text:p text:style-name="P6"><text:span text:style-name="T1">You are given a list of </text:span><text:span text:style-name="Source_20_Text"><text:span text:style-name="T2">deadends</text:span></text:span><text:span text:style-name="T1"> dead ends, meaning if the lock displays any of these codes, the wheels of the lock will stop turning and you will be unable to open it.</text:span></text:p>
      <text:p text:style-name="P6"><text:span text:style-name="T1">Given a </text:span><text:span text:style-name="Source_20_Text"><text:span text:style-name="T2">target</text:span></text:span><text:span text:style-name="T1"> representing the value of the wheels that will unlock the lock, return the minimum total number of turns required to open the lock, or -1 if it is impossible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deadends = ["0201","0101","0102","1212","2002"], target = "0202"</text:span></text:p>
      <text:p text:style-name="P3"><text:span text:style-name="Strong_20_Emphasis"><text:span text:style-name="T1">Output:</text:span></text:span><text:span text:style-name="T1"> 6</text:span></text:p>
      <text:p text:style-name="P3"><text:span text:style-name="Strong_20_Emphasis"><text:span text:style-name="T1">Explanation:</text:span></text:span><text:span text:style-name="T1"> </text:span></text:p>
      <text:p text:style-name="P2">A sequence of valid moves would be "0000" -&gt; "1000" -&gt; "1100" -&gt; "1200" -&gt; "1201" -&gt; "1202" -&gt; "0202".</text:p>
      <text:p text:style-name="P2">Note that a sequence like "0000" -&gt; "0001" -&gt; "0002" -&gt; "0102" -&gt; "0202" would be invalid,</text:p>
      <text:p text:style-name="P1">because the wheels of the lock become stuck after the display becomes the dead end "0102"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deadends = ["8888"], target = "0009"</text:span></text:p>
      <text:p text:style-name="P3"><text:span text:style-name="Strong_20_Emphasis"><text:span text:style-name="T1">Output:</text:span></text:span><text:span text:style-name="T1"> 1</text:span></text:p>
      <text:p text:style-name="P4"><text:span text:style-name="Strong_20_Emphasis"><text:span text:style-name="T1">Explanation:</text:span></text:span><text:span text:style-name="T1"> We can turn the last wheel in reverse to move from "0000" -&gt; "0009".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deadends = ["8887","8889","8878","8898","8788","8988","7888","9888"], target = "8888"</text:span></text:p>
      <text:p text:style-name="P3"><text:span text:style-name="Strong_20_Emphasis"><text:span text:style-name="T1">Output:</text:span></text:span><text:span text:style-name="T1"> -1</text:span></text:p>
      <text:p text:style-name="P4"><text:span text:style-name="Strong_20_Emphasis"><text:span text:style-name="T1">Explanation:</text:span></text:span><text:span text:style-name="T1"> We cannot reach the target without getting stuck.</text:span></text:p>
      <text:p text:style-name="P7"> </text:p>
      <text:p text:style-name="P6"><text:span text:style-name="Strong_20_Emphasis"><text:span text:style-name="T1">Constraints:</text:span></text:span></text:p>
      <text:list xml:id="list611468045" text:style-name="L1">
        <text:list-item>
          <text:p text:style-name="P8"><text:span text:style-name="Source_20_Text"><text:span text:style-name="T2">1 &lt;= deadends.length &lt;= 500</text:span></text:span></text:p>
        </text:list-item>
        <text:list-item>
          <text:p text:style-name="P8"><text:span text:style-name="Source_20_Text"><text:span text:style-name="T2">deadends[i].length == 4</text:span></text:span></text:p>
        </text:list-item>
        <text:list-item>
          <text:p text:style-name="P8"><text:span text:style-name="Source_20_Text"><text:span text:style-name="T2">target.length == 4</text:span></text:span></text:p>
        </text:list-item>
        <text:list-item>
          <text:p text:style-name="P8"><text:soft-page-break/><text:span text:style-name="T1">target </text:span><text:span text:style-name="Strong_20_Emphasis"><text:span text:style-name="T1">will not be</text:span></text:span><text:span text:style-name="T1"> in the list </text:span><text:span text:style-name="Source_20_Text"><text:span text:style-name="T2">deadends</text:span></text:span><text:span text:style-name="T1">.</text:span></text:p>
        </text:list-item>
        <text:list-item>
          <text:p text:style-name="P9"><text:span text:style-name="Source_20_Text"><text:span text:style-name="T2">target</text:span></text:span><text:span text:style-name="T1"> and </text:span><text:span text:style-name="Source_20_Text"><text:span text:style-name="T2">deadends[i]</text:span></text:span><text:span text:style-name="T1"> consist of digits only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2T20:52:57.909000000</dc:date>
    <meta:editing-duration>PT9S</meta:editing-duration>
    <meta:editing-cycles>1</meta:editing-cycles>
    <meta:document-statistic meta:table-count="0" meta:image-count="0" meta:object-count="0" meta:page-count="2" meta:paragraph-count="29" meta:word-count="287" meta:character-count="1608" meta:non-whitespace-character-count="1350"/>
    <meta:generator>LibreOffice/7.2.2.2$Windows_X86_64 LibreOffice_project/02b2acce88a210515b4a5bb2e46cbfb63fe97d56</meta:generator>
  </office:meta>
</office:document-meta>
</file>